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C000001B0DD606FFC029370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cm" svg:height="8.64cm" svg:x="0cm" svg:y="-0.04cm">
          <draw:image xlink:href="Pictures/10000201000002BC000001B0DD606FFC0293701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ar" style:country-complex="T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ed ZARKA</meta:initial-creator>
    <meta:creation-date>2015-08-13T14:10:21.997610373</meta:creation-date>
    <dc:date>2015-11-17T08:38:29.687899252</dc:date>
    <meta:editing-duration>PT2H14M52S</meta:editing-duration>
    <meta:editing-cycles>30</meta:editing-cycles>
    <meta:generator>LibreOffice/5.0.2.2$Linux_X86_64 LibreOffice_project/00m0$Build-2</meta:generator>
    <dc:creator>Mohamed ZARKA</dc:creator>
    <meta:document-statistic meta:object-count="1"/>
  </office:meta>
</office:document-meta>
</file>